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master-page-name="Standard">
      <style:paragraph-properties fo:text-align="center" style:justify-single-word="false" style:page-number="1"/>
    </style:style>
    <style:style style:name="P4" style:family="paragraph" style:parent-style-name="normal">
      <style:paragraph-properties fo:text-align="start" style:justify-single-word="false"/>
      <style:text-properties officeooo:rsid="001de53f" officeooo:paragraph-rsid="001de53f"/>
    </style:style>
    <style:style style:name="T1" style:family="text">
      <style:text-properties fo:font-weight="bold" style:font-weight-asian="bold"/>
    </style:style>
    <style:style style:name="T2" style:family="text">
      <style:text-properties fo:font-weight="bold" officeooo:rsid="001de53f" style:font-weight-asian="bold"/>
    </style:style>
    <style:style style:name="T3" style:family="text">
      <style:text-properties fo:font-weight="normal" style:font-weight-asian="normal"/>
    </style:style>
    <style:style style:name="T4" style:family="text">
      <style:text-properties fo:font-weight="normal" officeooo:rsid="001de53f" style:font-weight-asian="normal"/>
    </style:style>
    <style:style style:name="T5" style:family="text">
      <style:text-properties officeooo:rsid="001de53f"/>
    </style:style>
    <style:style style:name="T6" style:family="text">
      <style:text-properties officeooo:rsid="001ec6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text:span><text:span text:style-name="T1">board</text:span></text:p>
      <text:p text:style-name="P2"><text:span text:style-name="T1"/></text:p>
      <text:p text:style-name="normal">It is a Lazarus client in the form of a package of components to manage devices compatible with ConfigurableFirmata.<text:line-break/><text:line-break/>At the current time it is beta version 2.6, it matches the protocol of the current version 2.6 and firmware 2.12.<text:line-break/><text:line-break/>The package has the following components TBoard main component and as pluggable modules TPin, TTasks (Scheduler), TOneWire, TI2C, TAccelStepper, TAccelStepperGroup, TSerial, TServo, TEncoder, TSPI, TDht, TFrequency and two more non-standard modules TPS2Mouse and TNeoPixel .<text:line-break/><text:line-break/>Right now only a few components have been tested, they have been tested on an Arduino Uno, ESP8266 and ESP32 via serial port. But it should work for any data source.<text:line-break/><text:line-break/>You have to see how the 'Boards.h' file is configured inside a subdirectory of the ConfigurableFirmata library, especially the pins dedicated to the serial port.<text:line-break/><text:line-break/>TBoard has an associated thread (thread) to check for timeouts (time out) when starting the board and when requesting data.<text:line-break/><text:line-break/>Data is supplied to TBoard by the procedure ParseData(Data: string) from any source, the OnBeforeOpen event is executed when you want to activate TBoard, this routine can be used to open the input data channel, OnAfterClose is executed when disables TBoard and can be used to close the data channel.<text:line-break/>Another very important event is OnSendDataToDevice used to send data to the device.<text:line-break/><text:line-break/>Initialization: When activating TBoard, it waits to receive the protocol version of the device, after which it should also send the firmware version (which it doesn't always do, I don't know why) so the device is forced to send it (only when it is ready). initializing) and then the device is asked for the status information and capabilities of all the pins (the most important part), once this information has been received, TBoard is ready to work and the OnBoardReady event is fired.<text:line-break/><text:line-break/><text:line-break/>Arduino performs a complete initialization every time the serial port is closed and opened, the same does not happen with ESP32 and ESP8266, in these it only restarts when the power is connected and disconnected, it is therefore necessary if the serial port is closed and it becomes open press the reset button to force restart after opening the port.<text:line-break/><text:line-break/>You don't need to know what device it is, it doesn't matter if it's Arduino Uno, Arduino Nano, ESP32, ESP8266, Raspberry Pi, etc..., it's the device itself that reports its capabilities to TBoard.<text:line-break/><text:line-break/>The OnBoardData event is activated when the device wants to send some information or error message to TBoard.<text:line-break/><text:line-break/>The MaxTime property is the maximum initialization time that TBoard waits before a timeout error occurs.<text:line-break/><text:line-break/>The SamplingInterval property modifies the sampling time of the device, by default it is 19 milliseconds, be careful! too low time can cause problems if the device is not fast enough.<text:line-break/><text:line-break/><text:soft-page-break/>Useful note for TTask (Scheduler): The functions that send data to the device return the string with the order to be written to the device, these functions have a default write parameter <text:span text:style-name="T6">to</text:span> True that is used to make <text:span text:style-name="T6">a real </text:span>writing <text:span text:style-name="T6">to</text:span> the device, if it is False it does not write to the device but still returns the correct string, this is useful to create the orders <text:span text:style-name="T6">for automatic tasks</text:span> (scheduler).</text:p>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08T12:16:05.828000000</dc:date>
    <meta:editing-duration>PT14M21S</meta:editing-duration>
    <meta:editing-cycles>2</meta:editing-cycles>
    <meta:generator>LibreOffice/7.3.4.2$Windows_X86_64 LibreOffice_project/728fec16bd5f605073805c3c9e7c4212a0120dc5</meta:generator>
    <meta:document-statistic meta:table-count="0" meta:image-count="0" meta:object-count="0" meta:page-count="2" meta:paragraph-count="2" meta:word-count="529" meta:character-count="3197" meta:non-whitespace-character-count="2656"/>
  </office:meta>
</office:document-meta>
</file>